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3.839cm" fo:min-width="10.636cm" draw:shadow="visible" draw:shadow-color="#b3b3b3"/>
    </style:style>
    <style:style style:name="gr2" style:family="graphic" style:parent-style-name="standard">
      <style:graphic-properties svg:stroke-width="0.01cm" draw:marker-start-width="0.37cm" draw:marker-end-width="0.37cm" draw:fill="none" draw:textarea-horizontal-align="justify" draw:textarea-vertical-align="middle" draw:auto-grow-height="false" fo:min-height="1.843cm" fo:min-width="1.518cm" fo:padding-top="0.13cm" fo:padding-bottom="0.13cm" fo:padding-left="0.255cm" fo:padding-right="0.255cm"/>
    </style:style>
    <style:style style:name="gr3" style:family="graphic" style:parent-style-name="standard">
      <style:graphic-properties draw:fill-color="#cccccc" fo:min-height="0.359cm"/>
    </style:style>
    <style:style style:name="gr4" style:family="graphic" style:parent-style-name="standard">
      <style:graphic-properties draw:stroke="none" svg:stroke-color="#000000" draw:fill="none" draw:fill-color="#ffffff" fo:min-height="1.156cm"/>
    </style:style>
    <style:style style:name="gr5" style:family="graphic" style:parent-style-name="standard">
      <style:graphic-properties svg:stroke-width="0.01cm" draw:marker-start-width="0.37cm" draw:marker-end-width="0.37cm" draw:fill="none" draw:textarea-horizontal-align="justify" draw:textarea-vertical-align="middle" draw:auto-grow-height="false" fo:min-height="1.675cm" fo:min-width="2.047cm" fo:padding-top="0.13cm" fo:padding-bottom="0.13cm" fo:padding-left="0.255cm" fo:padding-right="0.255cm"/>
    </style:style>
    <style:style style:name="gr6" style:family="graphic" style:parent-style-name="standard">
      <style:graphic-properties draw:fill-color="#cccccc" fo:min-height="0.372cm"/>
    </style:style>
    <style:style style:name="gr7" style:family="graphic" style:parent-style-name="standard">
      <style:graphic-properties draw:stroke="none" svg:stroke-color="#000000" draw:fill="none" draw:fill-color="#ffffff" fo:min-height="1.376cm"/>
    </style:style>
    <style:style style:name="gr8" style:family="graphic" style:parent-style-name="standard">
      <style:graphic-properties svg:stroke-width="0.01cm" draw:marker-start-width="0.32cm" draw:marker-end-width="0.32cm" draw:textarea-horizontal-align="center" draw:textarea-vertical-align="middle" fo:padding-top="0.13cm" fo:padding-bottom="0.13cm" fo:padding-left="0.255cm" fo:padding-right="0.255cm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svg:stroke-width="0.01cm" draw:marker-start-width="0.37cm" draw:marker-end-width="0.37cm" draw:fill="none" draw:textarea-horizontal-align="justify" draw:textarea-vertical-align="middle" draw:auto-grow-height="false" fo:min-height="2.25cm" fo:min-width="2.047cm" fo:padding-top="0.13cm" fo:padding-bottom="0.13cm" fo:padding-left="0.255cm" fo:padding-right="0.255cm"/>
    </style:style>
    <style:style style:name="gr11" style:family="graphic" style:parent-style-name="standard">
      <style:graphic-properties draw:stroke="none" svg:stroke-color="#000000" draw:fill="none" draw:fill-color="#ffffff" fo:min-height="1.926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cccccc"/>
      <style:paragraph-properties fo:text-align="center"/>
      <style:text-properties fo:font-size="8pt" style:font-size-asian="8pt" style:font-size-complex="8pt"/>
    </style:style>
    <style:style style:name="P5" style:family="paragraph">
      <loext:graphic-properties draw:fill="none" draw:fill-color="#ffffff"/>
      <style:text-properties style:font-name="Arial" fo:font-size="8pt" fo:font-weight="bold" style:font-size-asian="8pt" style:font-weight-asian="bold" style:font-size-complex="8pt" style:font-weight-complex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rial" fo:font-size="7pt" fo:font-weight="bold" style:font-size-asian="7pt" style:font-weight-asian="bold" style:font-size-complex="7pt" style:font-weight-complex="bold"/>
    </style:style>
    <style:style style:name="T3" style:family="text">
      <style:text-properties style:font-name="Arial" fo:font-size="7pt" fo:font-weight="normal" style:font-size-asian="7pt" style:font-weight-asian="normal" style:font-size-complex="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136cm" svg:height="4.089cm" svg:x="4.522cm" svg:y="2.1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028cm" svg:height="2.103cm" svg:x="5.111cm" svg:y="2.9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2.024cm" svg:height="0.609cm" svg:x="5.109cm" svg:y="2.882cm">
          <draw:text-box>
            <text:p text:style-name="P3"><text:span text:style-name="T1">Fruit</text:span></text:p>
          </draw:text-box>
        </draw:frame>
        <draw:frame draw:style-name="gr4" draw:text-style-name="P5" draw:layer="layout" svg:width="1.904cm" svg:height="1.626cm" svg:x="5.087cm" svg:y="3.421cm">
          <draw:text-box>
            <text:p><text:span text:style-name="T2">Fruit</text:span></text:p>
            <text:p><text:span text:style-name="T3">Description</text:span></text:p>
            <text:p><text:span text:style-name="T3">ShelfLife</text:span></text:p>
            <text:p><text:span text:style-name="T3">Active</text:span></text:p>
            <text:p><text:span text:style-name="T3">Freezable</text:span></text:p>
          </draw:text-box>
        </draw:frame>
        <draw:custom-shape draw:style-name="gr5" draw:text-style-name="P2" draw:layer="layout" svg:width="2.557cm" svg:height="1.935cm" svg:x="8.868cm" svg:y="2.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2.55cm" svg:height="0.622cm" svg:x="8.875cm" svg:y="2.916cm">
          <draw:text-box>
            <text:p text:style-name="P3"><text:span text:style-name="T1">FruitSupplier</text:span></text:p>
          </draw:text-box>
        </draw:frame>
        <draw:frame draw:style-name="gr7" draw:text-style-name="P5" draw:layer="layout" svg:width="1.896cm" svg:height="1.626cm" svg:x="8.758cm" svg:y="3.504cm">
          <draw:text-box>
            <text:p><text:span text:style-name="T2">Fruit</text:span></text:p>
            <text:p><text:span text:style-name="T2">Supplier</text:span></text:p>
            <text:p><text:span text:style-name="T3">PricePerKg</text:span></text:p>
            <text:p><text:span text:style-name="T3">LastOrdered</text:span></text:p>
            <text:p><text:span text:style-name="T3"/></text:p>
          </draw:text-box>
        </draw:frame>
        <draw:polyline draw:style-name="gr8" draw:text-style-name="P3" draw:layer="layout" svg:width="1.442cm" svg:height="0.008cm" draw:transform="rotate (-3.14159265358979) translate (8.586cm 3.756cm)" svg:viewBox="0 0 1443 9" draw:points="0,0 759,0 759,9 1443,9">
          <text:p/>
        </draw:polyline>
        <draw:g>
          <draw:g>
            <draw:line draw:style-name="gr9" draw:text-style-name="P3" draw:layer="layout" svg:x1="8.56cm" svg:y1="3.752cm" svg:x2="8.831cm" svg:y2="3.653cm">
              <text:p/>
            </draw:line>
            <draw:line draw:style-name="gr9" draw:text-style-name="P3" draw:layer="layout" svg:x1="8.56cm" svg:y1="3.752cm" svg:x2="8.851cm" svg:y2="3.851cm">
              <text:p/>
            </draw:line>
          </draw:g>
          <draw:line draw:style-name="gr9" draw:text-style-name="P3" draw:layer="layout" svg:x1="8.59cm" svg:y1="3.755cm" svg:x2="8.851cm" svg:y2="3.755cm">
            <text:p/>
          </draw:line>
        </draw:g>
        <draw:custom-shape draw:style-name="gr10" draw:text-style-name="P2" draw:layer="layout" svg:width="2.557cm" svg:height="2.51cm" svg:x="12.575cm" svg:y="2.9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2.55cm" svg:height="0.622cm" svg:x="12.582cm" svg:y="2.915cm">
          <draw:text-box>
            <text:p text:style-name="P3"><text:span text:style-name="T1">Supplier</text:span></text:p>
          </draw:text-box>
        </draw:frame>
        <draw:frame draw:style-name="gr11" draw:text-style-name="P5" draw:layer="layout" svg:width="1.896cm" svg:height="2.176cm" svg:x="12.482cm" svg:y="3.495cm">
          <draw:text-box>
            <text:p><text:span text:style-name="T2">Supplier</text:span></text:p>
            <text:p><text:span text:style-name="T3">Active</text:span></text:p>
            <text:p><text:span text:style-name="T3">Address1</text:span></text:p>
            <text:p><text:span text:style-name="T3">Address2</text:span></text:p>
            <text:p><text:span text:style-name="T3"><text:s text:c="2"/></text:span><text:span text:style-name="T3">.</text:span></text:p>
            <text:p><text:span text:style-name="T3"><text:s text:c="2"/></text:span><text:span text:style-name="T3">.</text:span></text:p>
            <text:p><text:span text:style-name="T3"/></text:p>
          </draw:text-box>
        </draw:frame>
        <draw:g>
          <draw:g>
            <draw:line draw:style-name="gr9" draw:text-style-name="P3" draw:layer="layout" svg:x1="11.723cm" svg:y1="3.751cm" svg:x2="11.449cm" svg:y2="3.84cm">
              <text:p/>
            </draw:line>
            <draw:line draw:style-name="gr9" draw:text-style-name="P3" draw:layer="layout" svg:x1="11.723cm" svg:y1="3.751cm" svg:x2="11.436cm" svg:y2="3.642cm">
              <text:p/>
            </draw:line>
          </draw:g>
          <draw:line draw:style-name="gr9" draw:text-style-name="P3" draw:layer="layout" svg:x1="11.693cm" svg:y1="3.747cm" svg:x2="11.432cm" svg:y2="3.738cm">
            <text:p/>
          </draw:line>
        </draw:g>
        <draw:polyline draw:style-name="gr8" draw:text-style-name="P3" draw:layer="layout" svg:width="0.888cm" svg:height="0.004cm" draw:transform="rotate (-3.14159265358979) translate (12.58cm 3.757cm)" svg:viewBox="0 0 889 5" draw:points="0,0 467,0 467,5 889,5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m </meta:initial-creator>
    <meta:creation-date>2017-06-12T14:05:22.997994645</meta:creation-date>
    <dc:date>2017-06-13T13:17:14.429901185</dc:date>
    <dc:creator>tom </dc:creator>
    <meta:editing-duration>PT1H30M11S</meta:editing-duration>
    <meta:editing-cycles>8</meta:editing-cycles>
    <meta:generator>LibreOffice/5.1.6.2$Linux_X86_64 LibreOffice_project/10m0$Build-2</meta:generator>
    <meta:document-statistic meta:object-count="22"/>
  </office:meta>
</office:document-meta>
</file>